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table:align="margins" style:writing-mode="lr-tb"/>
    </style:style>
    <style:style style:name="表1.A" style:family="table-column">
      <style:table-column-properties style:rel-column-width="32767*"/>
    </style:style>
    <style:style style:name="表1.B" style:family="table-column">
      <style:table-column-properties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table:align="margins" style:writing-mode="lr-tb"/>
    </style:style>
    <style:style style:name="表2.A" style:family="table-column">
      <style:table-column-properties style:rel-column-width="32767*"/>
    </style:style>
    <style:style style:name="表2.B" style:family="table-column">
      <style:table-column-properties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table:align="margins" style:writing-mode="lr-tb"/>
    </style:style>
    <style:style style:name="表4.A" style:family="table-column">
      <style:table-column-properties style:rel-column-width="32767*"/>
    </style:style>
    <style:style style:name="表4.B" style:family="table-column">
      <style:table-column-properties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table:align="margins" style:writing-mode="lr-tb"/>
    </style:style>
    <style:style style:name="表5.A" style:family="table-column">
      <style:table-column-properties style:rel-column-width="32767*"/>
    </style:style>
    <style:style style:name="表5.B" style:family="table-column">
      <style:table-column-properties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table:align="margins" style:writing-mode="lr-tb"/>
    </style:style>
    <style:style style:name="表6.A" style:family="table-column">
      <style:table-column-properties style:rel-column-width="32767*"/>
    </style:style>
    <style:style style:name="表6.B" style:family="table-column">
      <style:table-column-properties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table:align="margins" style:writing-mode="lr-tb"/>
    </style:style>
    <style:style style:name="表7.A" style:family="table-column">
      <style:table-column-properties style:rel-column-width="32767*"/>
    </style:style>
    <style:style style:name="表7.B" style:family="table-column">
      <style:table-column-properties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table:align="margins" style:writing-mode="lr-tb"/>
    </style:style>
    <style:style style:name="表8.A" style:family="table-column">
      <style:table-column-properties style:rel-column-width="32767*"/>
    </style:style>
    <style:style style:name="表8.B" style:family="table-column">
      <style:table-column-properties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table:align="margins" style:writing-mode="lr-tb"/>
    </style:style>
    <style:style style:name="表9.A" style:family="table-column">
      <style:table-column-properties style:rel-column-width="32767*"/>
    </style:style>
    <style:style style:name="表9.B" style:family="table-column">
      <style:table-column-properties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table:align="margins" style:writing-mode="lr-tb"/>
    </style:style>
    <style:style style:name="表10.A" style:family="table-column">
      <style:table-column-properties style:rel-column-width="32767*"/>
    </style:style>
    <style:style style:name="表10.B" style:family="table-column">
      <style:table-column-properties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table:align="margins" style:writing-mode="lr-tb"/>
    </style:style>
    <style:style style:name="表11.A" style:family="table-column">
      <style:table-column-properties style:rel-column-width="32767*"/>
    </style:style>
    <style:style style:name="表11.B" style:family="table-column">
      <style:table-column-properties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table:align="margins" style:writing-mode="lr-tb"/>
    </style:style>
    <style:style style:name="表12.A" style:family="table-column">
      <style:table-column-properties style:rel-column-width="32767*"/>
    </style:style>
    <style:style style:name="表12.B" style:family="table-column">
      <style:table-column-properties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table:align="margins" style:writing-mode="lr-tb"/>
    </style:style>
    <style:style style:name="表13.A" style:family="table-column">
      <style:table-column-properties style:rel-column-width="32767*"/>
    </style:style>
    <style:style style:name="表13.B" style:family="table-column">
      <style:table-column-properties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table:align="margins" style:writing-mode="lr-tb"/>
    </style:style>
    <style:style style:name="表14.A" style:family="table-column">
      <style:table-column-properties style:rel-column-width="32767*"/>
    </style:style>
    <style:style style:name="表14.B" style:family="table-column">
      <style:table-column-properties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table:align="margins" style:writing-mode="lr-tb"/>
    </style:style>
    <style:style style:name="表17.A" style:family="table-column">
      <style:table-column-properties style:rel-column-width="32767*"/>
    </style:style>
    <style:style style:name="表17.B" style:family="table-column">
      <style:table-column-properties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table:align="margins" style:writing-mode="lr-tb"/>
    </style:style>
    <style:style style:name="表18.A" style:family="table-column">
      <style:table-column-properties style:rel-column-width="32767*"/>
    </style:style>
    <style:style style:name="表18.B" style:family="table-column">
      <style:table-column-properties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table:align="margins" style:writing-mode="lr-tb"/>
    </style:style>
    <style:style style:name="表19.A" style:family="table-column">
      <style:table-column-properties style:rel-column-width="32767*"/>
    </style:style>
    <style:style style:name="表19.B" style:family="table-column">
      <style:table-column-properties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table:align="margins" style:writing-mode="lr-tb"/>
    </style:style>
    <style:style style:name="表20.A" style:family="table-column">
      <style:table-column-properties style:rel-column-width="32767*"/>
    </style:style>
    <style:style style:name="表20.B" style:family="table-column">
      <style:table-column-properties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table:align="margins" style:writing-mode="lr-tb"/>
    </style:style>
    <style:style style:name="表21.A" style:family="table-column">
      <style:table-column-properties style:rel-column-width="32767*"/>
    </style:style>
    <style:style style:name="表21.B" style:family="table-column">
      <style:table-column-properties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table:align="margins" style:writing-mode="lr-tb"/>
    </style:style>
    <style:style style:name="表22.A" style:family="table-column">
      <style:table-column-properties style:rel-column-width="32767*"/>
    </style:style>
    <style:style style:name="表22.B" style:family="table-column">
      <style:table-column-properties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table:align="margins" style:writing-mode="lr-tb"/>
    </style:style>
    <style:style style:name="表23.A" style:family="table-column">
      <style:table-column-properties style:rel-column-width="32767*"/>
    </style:style>
    <style:style style:name="表23.B" style:family="table-column">
      <style:table-column-properties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table:align="margins" style:writing-mode="lr-tb"/>
    </style:style>
    <style:style style:name="表24.A" style:family="table-column">
      <style:table-column-properties style:rel-column-width="32767*"/>
    </style:style>
    <style:style style:name="表24.B" style:family="table-column">
      <style:table-column-properties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table:align="margins" style:writing-mode="lr-tb"/>
    </style:style>
    <style:style style:name="表25.A" style:family="table-column">
      <style:table-column-properties style:rel-column-width="32767*"/>
    </style:style>
    <style:style style:name="表25.B" style:family="table-column">
      <style:table-column-properties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table:align="margins" style:writing-mode="lr-tb"/>
    </style:style>
    <style:style style:name="表26.A" style:family="table-column">
      <style:table-column-properties style:rel-column-width="32767*"/>
    </style:style>
    <style:style style:name="表26.B" style:family="table-column">
      <style:table-column-properties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table:align="margins" style:writing-mode="lr-tb"/>
    </style:style>
    <style:style style:name="表27.A" style:family="table-column">
      <style:table-column-properties style:rel-column-width="32767*"/>
    </style:style>
    <style:style style:name="表27.B" style:family="table-column">
      <style:table-column-properties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0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2" style:family="paragraph" style:parent-style-name="Standard" style:list-style-name="L1">
      <style:text-properties style:font-name="Arial" fo:font-size="16pt" style:font-size-asian="16pt" style:font-size-complex="16pt"/>
    </style:style>
    <style:style style:name="P33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8" style:family="paragraph" style:parent-style-name="Standard">
      <style:paragraph-properties fo:background-color="#ccffff">
        <style:background-image/>
      </style:paragraph-properties>
      <style:text-properties fo:font-size="28pt" fo:font-weight="normal" fo:background-color="#99ffff" style:font-size-asian="28pt" style:font-weight-asian="normal" style:font-name-complex="Arial" style:font-size-complex="28pt" style:font-weight-complex="normal"/>
    </style:style>
    <style:style style:name="P39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1856864" text:id="ct3018568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01868824" text:id="ct3018688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01869864" text:id="ct3018698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01865808" text:id="ct3018658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53363358103493808" text:style-name="L1">
        <text:list-item>
          <text:p text:style-name="P32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2"/>
        </text:list-item>
      </text:list>
      <text:p text:style-name="Standard"/>
      <text:p text:style-name="P15"/>
      <text:p text:style-name="P2"><text:change text:change-id="ct301856864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6">1:13</text:p>
            <text:p text:style-name="P26">וְהָיָה חֵילָם </text:p>
            <text:p text:style-name="P26">לִמְשִׁסָּה וּבָתֵּיהֶם</text:p>
            <text:p text:style-name="P26"/>
            <text:p text:style-name="P26"><text:s/>לִשְׁמָמָה </text:p>
            <text:p text:style-name="P26">וּבָנוּ בָתִּים וְלֹא יֵשֵׁבוּ</text:p>
            <text:p text:style-name="P26"><text:s/>וְנָטְעוּ כְרָמִים וְלֹא יִשְׁתּוּ אֶת־יֵינָם</text:p>
          </table:table-cell>
          <table:table-cell table:style-name="表135.B1" office:value-type="string">
            <text:p text:style-name="P27"/>
            <text:p text:style-name="P27"/>
            <text:p text:style-name="P27">and to become / wealth+their</text:p>
            <text:p text:style-name="P27"/>
            <text:p text:style-name="P27">towards plunder / and house+their</text:p>
            <text:p text:style-name="P27"/>
            <text:p text:style-name="P27"/>
            <text:p text:style-name="P27">towards devastation</text:p>
            <text:p text:style-name="P27">and to build / house / and not / to dwell</text:p>
            <text:p text:style-name="P27"/>
            <text:p text:style-name="P27">and to plant / vineyard / and not</text:p>
            <text:p text:style-name="P27">to imbibe / self,even - wine+thereof</text:p>
          </table:table-cell>
        </table:table-row>
        <table:table-row>
          <table:table-cell table:style-name="表135.A2" office:value-type="string">
            <text:p text:style-name="P26">1:14</text:p>
            <text:p text:style-name="P26">קָרוֹב יוֹם־יְהוָה הַגָּדוֹל</text:p>
            <text:p text:style-name="P26"><text:s/>קָרוֹב וּמַהֵר מְאֹד </text:p>
            <text:p text:style-name="P26">קוֹל יוֹם יְהוָה</text:p>
            <text:p text:style-name="P26"><text:s/>מַר צֹרֵחַ שָׁם גִּבּוֹר</text:p>
          </table:table-cell>
          <table:table-cell table:style-name="表135.B2" office:value-type="string">
            <text:p text:style-name="P27"/>
            <text:p text:style-name="P27"/>
            <text:p text:style-name="P27">near / the day – jehovah / the great</text:p>
            <text:p text:style-name="P27">near / and hurrying / vehemently</text:p>
            <text:p text:style-name="P27"/>
            <text:p text:style-name="P27">to call aloud / the day / jehovah</text:p>
            <text:p text:style-name="P27"/>
            <text:p text:style-name="P27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6">1:15</text:p>
            <text:p text:style-name="P26">יוֹם עֶבְרָה </text:p>
            <text:p text:style-name="P26">הַיּוֹם הַהוּא יוֹם צָרָה</text:p>
            <text:p text:style-name="P26"><text:s/>וּמְצוּקָה יוֹם שֹׁאָה וּמְשׁוֹאָה יוֹם חֹשֶׁ</text:p>
            <text:p text:style-name="P26">#</text:p>
            <text:p text:style-name="P26">וַאֲפֵלָה יוֹם עָנָן </text:p>
            <text:p text:style-name="P26">וַעֲרָפֶל</text:p>
          </table:table-cell>
          <table:table-cell table:style-name="表135.B2" office:value-type="string">
            <text:p text:style-name="P27"/>
            <text:p text:style-name="P27"/>
            <text:p text:style-name="P27">the day / an outburst of passion</text:p>
            <text:p text:style-name="P27"/>
            <text:p text:style-name="P27">the day / she,this / day / rival</text:p>
            <text:p text:style-name="P27"/>
            <text:p text:style-name="P27">and trouble / day / devastation</text:p>
            <text:p text:style-name="P27"/>
            <text:p text:style-name="P27">and ruin / day / misery</text:p>
            <text:p text:style-name="P27"/>
            <text:p text:style-name="P27"/>
            <text:p text:style-name="P27">and misfortune / day / cloud</text:p>
            <text:p text:style-name="P27"/>
            <text:p text:style-name="P27">and gloom</text:p>
          </table:table-cell>
        </table:table-row>
        <table:table-row>
          <table:table-cell table:style-name="表135.A2" office:value-type="string">
            <text:p text:style-name="P26">1:16</text:p>
            <text:p text:style-name="P26">יוֹם שׁוֹפָר וּתְרוּעָה</text:p>
            <text:p text:style-name="P26"><text:s/>עַל הֶעָרִים הַבְּצֻרוֹת וְעַל הַפִּנּוֹת הַגְּבֹהוֹת</text:p>
          </table:table-cell>
          <table:table-cell table:style-name="表135.B2" office:value-type="string">
            <text:p text:style-name="P27"/>
            <text:p text:style-name="P27"/>
            <text:p text:style-name="P27">day / curved horn / and battle cry</text:p>
            <text:p text:style-name="P27"/>
            <text:p text:style-name="P27">above / the post / inaccessible</text:p>
            <text:p text:style-name="P27"/>
            <text:p text:style-name="P27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5"><text:change text:change-id="ct301868824"/></text:p>
      <text:p text:style-name="P11">[20200221_093042]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6">1:17</text:p>
            <text:p text:style-name="P26">וַהֲצֵרֹתִי לָאָדָם וְהָלְכוּ</text:p>
            <text:p text:style-name="P26"><text:s/>כַּעִוְרִים כִּי לַיהוָה חָטָאוּ וְשֻׁפַּ</text:p>
            <text:p text:style-name="P26">#</text:p>
            <text:p text:style-name="P26">דָּמָם כֶּעָפָר </text:p>
            <text:p text:style-name="P26">וּלְחֻמָם כַּגְּלָלִים</text:p>
          </table:table-cell>
          <table:table-cell table:style-name="表1.B1" office:value-type="string">
            <text:p text:style-name="P27"/>
            <text:p text:style-name="P27"/>
            <text:p text:style-name="P27">and cramp / the men / and to walk</text:p>
            <text:p text:style-name="P27"/>
            <text:p text:style-name="P27">like blind / for / towards jehovah</text:p>
            <text:p text:style-name="P27">to sin / and to spill</text:p>
            <text:p text:style-name="P27"/>
            <text:p text:style-name="P27"/>
            <text:p text:style-name="P27">bloodshed+their / like mud</text:p>
            <text:p text:style-name="P27"/>
            <text:p text:style-name="P27">and flesh+their / like dung</text:p>
          </table:table-cell>
        </table:table-row>
        <table:table-row>
          <table:table-cell table:style-name="表1.A2" office:value-type="string">
            <text:p text:style-name="P26">1:18</text:p>
            <text:p text:style-name="P26">גַּם־כַּסְפָּם גַּם־זְהָבָם לֹא־יוּכַל לְהַצִּילָם </text:p>
            <text:p text:style-name="P26">בְּיוֹם עֶבְרַת יְהוָה וּבְאֵשׁ קִנְאָתוֹ תֵּאָכֵל כָּל־הָאָרֶץ כִּי־כָלָה</text:p>
            <text:p text:style-name="P26">אַ</text:p>
            <text:p text:style-name="P26">#</text:p>
            <text:p text:style-name="P26">־נִבְהָלָה יַעֲשֶׂה </text:p>
            <text:p text:style-name="P26">אֵת כָּל־יֹשְׁבֵי</text:p>
            <text:p text:style-name="P26"><text:s/>הָאָרֶץ ס</text:p>
          </table:table-cell>
          <table:table-cell table:style-name="表1.B2" office:value-type="string">
            <text:p text:style-name="P27"/>
            <text:p text:style-name="P27"/>
            <text:p text:style-name="P27">both – silver+their / and – gold+their</text:p>
            <text:p text:style-name="P27">not – to be able / towards to snatch+them</text:p>
            <text:p text:style-name="P27">in the day / an outburst / jehovah</text:p>
            <text:p text:style-name="P27"/>
            <text:p text:style-name="P27">and in fire / envy+its / to eat</text:p>
            <text:p text:style-name="P27"/>
            <text:p text:style-name="P27">all – the land / for – destruction</text:p>
            <text:p text:style-name="P27"/>
            <text:p text:style-name="P27">surely,only</text:p>
            <text:p text:style-name="P27"/>
            <text:p text:style-name="P27">- to tremble,hasten / to make,do</text:p>
            <text:p text:style-name="P27"/>
            <text:p text:style-name="P27">self,even,entity / all – to dwell</text:p>
            <text:p text:style-name="P27"/>
            <text:p text:style-name="P27">the land</text:p>
            <text:p text:style-name="P27"/>
            <text:p text:style-name="P27"/>
            <text:p text:style-name="P27"/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 20200221_094316</text:p>
      <text:p text:style-name="P25"/>
      <text:p text:style-name="P16"/>
      <text:p text:style-name="P24"/>
      <text:p text:style-name="P4"><text:change text:change-id="ct301869864"/></text:p>
      <text:p text:style-name="P11">[XXX] 20200223_093032</text:p>
      <text:p text:style-name="P25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6">2:1</text:p>
            <text:p text:style-name="P26">הִתְקוֹשְׁשׁוּ וָקוֹשּׁוּ הַגּוֹי לֹא נִכְסָף</text:p>
          </table:table-cell>
          <table:table-cell table:style-name="表2.B1" office:value-type="string">
            <text:p text:style-name="P27"/>
            <text:p text:style-name="P27"/>
            <text:p text:style-name="P27">to assemble / and ti assemble</text:p>
            <text:p text:style-name="P27"/>
            <text:p text:style-name="P27">not / pine</text:p>
          </table:table-cell>
        </table:table-row>
        <table:table-row>
          <table:table-cell table:style-name="表2.A2" office:value-type="string">
            <text:p text:style-name="P26">2:2</text:p>
            <text:p text:style-name="P26">בְּטֶרֶם לֶדֶת </text:p>
            <text:p text:style-name="P26">חֹק כְּמֹץ עָבַר</text:p>
            <text:p text:style-name="P26"><text:s/>יוֹם בְּטֶרֶם לֹא־יָבוֹא</text:p>
            <text:p text:style-name="P26"><text:s/>עֲלֵיכֶם חֲרוֹן</text:p>
            <text:p text:style-name="P26"><text:s/>אַף־יְהוָה בְּטֶרֶם </text:p>
            <text:p text:style-name="P26">לֹא־יָבוֹא עֲלֵיכֶם </text:p>
            <text:p text:style-name="P26">יוֹם אַף־יְהוָה</text:p>
          </table:table-cell>
          <table:table-cell table:style-name="表2.B2" office:value-type="string">
            <text:p text:style-name="P27"/>
            <text:p text:style-name="P27"/>
            <text:p text:style-name="P27">in not yet / to show lineage</text:p>
            <text:p text:style-name="P27"/>
            <text:p text:style-name="P27">enactment / like chaff / to cover</text:p>
            <text:p text:style-name="P27"/>
            <text:p text:style-name="P27">the day / in not yet / not – to come</text:p>
            <text:p text:style-name="P27">against+them / a burning anger</text:p>
            <text:p text:style-name="P27"/>
            <text:p text:style-name="P27">ire – jehovah / in not yet</text:p>
            <text:p text:style-name="P27"/>
            <text:p text:style-name="P27">not – to come / against+them</text:p>
            <text:p text:style-name="P27"/>
            <text:p text:style-name="P27">the day / ire – j.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5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6">2:3</text:p>
            <text:p text:style-name="P26">בַּקְּשׁוּ אֶת־יְהוָה כָּל־עַנְוֵי </text:p>
            <text:p text:style-name="P26">הָאָרֶץ אֲשֶׁר מִשְׁפָּטוֹ</text:p>
            <text:p text:style-name="P26"><text:s/>פָּעָלוּ בַּקְּשׁוּ־צֶדֶק </text:p>
            <text:p text:style-name="P26">בַּקְּשׁוּ עֲנָוָה אוּלַי</text:p>
            <text:p text:style-name="P26"><text:s/>תִּסָּתְרוּ בְּיוֹם אַף־יְהוָה</text:p>
          </table:table-cell>
          <table:table-cell table:style-name="表4.B1" office:value-type="string">
            <text:p text:style-name="P27"/>
            <text:p text:style-name="P27"/>
            <text:p text:style-name="P27">to seek / self – j. / all – depressed</text:p>
            <text:p text:style-name="P27"/>
            <text:p text:style-name="P27"/>
            <text:p text:style-name="P27">the land / who,that / verdict+its</text:p>
            <text:p text:style-name="P27"/>
            <text:p text:style-name="P27">to do,make / to seek – the right</text:p>
            <text:p text:style-name="P27"/>
            <text:p text:style-name="P27">to seek / clemency / if not,perhaps</text:p>
            <text:p text:style-name="P27">to hide / in the day / ire – j.</text:p>
          </table:table-cell>
        </table:table-row>
        <table:table-row>
          <table:table-cell table:style-name="表4.A2" office:value-type="string">
            <text:p text:style-name="P26">2:4</text:p>
            <text:p text:style-name="P26">כִּי עַזָּה עֲזוּבָה תִהְיֶה וְאַשְׁקְלוֹן לִשְׁמָמָה אַשְׁדּוֹד בַּצָּהֳרַיִם יְגָרְשׁוּהָ וְעֶקְרוֹן </text:p>
            <text:p text:style-name="P26">תֵּעָקֵר ס</text:p>
          </table:table-cell>
          <table:table-cell table:style-name="表4.B2" office:value-type="string">
            <text:p text:style-name="P27"/>
            <text:p text:style-name="P27"/>
            <text:p text:style-name="P27">for / Azzah / to loosen / to become</text:p>
            <text:p text:style-name="P27">and Ashkelon / to devastation</text:p>
            <text:p text:style-name="P27"/>
            <text:p text:style-name="P27">Ashdod / in the noon</text:p>
            <text:p text:style-name="P27"/>
            <text:p text:style-name="P27">to drive out+thereof / and Ekron</text:p>
            <text:p text:style-name="P27"/>
            <text:p text:style-name="P27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4_074304</text:p>
      <text:p text:style-name="Text_20_body"/>
      <text:p text:style-name="P25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6">2:5</text:p>
            <text:p text:style-name="P26">הוֹי יֹשְׁבֵי חֶבֶל הַיָּם</text:p>
            <text:p text:style-name="P26"><text:s/>גּוֹי כְּרֵתִים דְּבַר־יְהוָה עֲלֵיכֶם כְּנַעַן אֶרֶץ</text:p>
            <text:p text:style-name="P26"><text:s/>פְּלִשְׁתִּים וְהַאֲבַדְתִּי</text:p>
            <text:p text:style-name="P26">#</text:p>
            <text:p text:style-name="P26">מֵאֵין יוֹשֵׁב</text:p>
          </table:table-cell>
          <table:table-cell table:style-name="表5.B1" office:value-type="string">
            <text:p text:style-name="P27"/>
            <text:p text:style-name="P27"/>
            <text:p text:style-name="P27">oh! / to dwell / district / the sea</text:p>
            <text:p text:style-name="P27"/>
            <text:p text:style-name="P27">Gentile / Kerethite / a word – j.</text:p>
            <text:p text:style-name="P27"/>
            <text:p text:style-name="P27">against+them / Kenaan / land</text:p>
            <text:p text:style-name="P27"/>
            <text:p text:style-name="P27">Pelishtite / and to destroy + thee</text:p>
            <text:p text:style-name="P27"/>
            <text:p text:style-name="P27"/>
            <text:p text:style-name="P27"/>
            <text:p text:style-name="P27">from not exist / to dwell</text:p>
          </table:table-cell>
        </table:table-row>
        <table:table-row>
          <table:table-cell table:style-name="表5.A2" office:value-type="string">
            <text:p text:style-name="P26">2:6</text:p>
            <text:p text:style-name="P26">וְהָיְתָה חֶבֶל הַיָּם </text:p>
            <text:p text:style-name="P26">נְוֹת כְּרֹת רֹעִים </text:p>
            <text:p text:style-name="P26">וְגִדְרוֹת צֹאן</text:p>
          </table:table-cell>
          <table:table-cell table:style-name="表5.B2" office:value-type="string">
            <text:p text:style-name="P27"/>
            <text:p text:style-name="P27"/>
            <text:p text:style-name="P27">and to become / district / the sea</text:p>
            <text:p text:style-name="P27"/>
            <text:p text:style-name="P27">a home / a meadow / to pasture</text:p>
            <text:p text:style-name="P27"/>
            <text:p text:style-name="P27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5_100525</text:p>
      <text:p text:style-name="Text_20_body"/>
      <text:p text:style-name="P21"/>
      <text:p text:style-name="P22"/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6">2:7</text:p>
            <text:p text:style-name="P26">וְהָיָה חֶבֶל לִשְׁאֵרִית </text:p>
            <text:p text:style-name="P26">בֵּית יְהוּדָה עֲלֵיהֶם</text:p>
            <text:p text:style-name="P26"><text:s/>יִרְעוּן בְּבָתֵּי</text:p>
            <text:p text:style-name="P26"><text:s/>אַשְׁקְלוֹן בָּעֶרֶב יִרְבָּצוּן</text:p>
            <text:p text:style-name="P26"><text:s/>כִּי יִפְקְדֵם יְהוָה אֱלֹהֵיהֶם וְשָׁב</text:p>
            <text:p text:style-name="P26"><text:s/>*שְׁבוּתָם [שְׁבִיתָם]</text:p>
          </table:table-cell>
          <table:table-cell table:style-name="表6.B1" office:value-type="string">
            <text:p text:style-name="P27"/>
            <text:p text:style-name="P27"/>
            <text:p text:style-name="P27">and to become / a district / in + remainder</text:p>
            <text:p text:style-name="P27">a house / jehodah / above+them</text:p>
            <text:p text:style-name="P27"/>
            <text:p text:style-name="P27">to pasture + thereupon / in + house</text:p>
            <text:p text:style-name="P27">Ashkron / in + dusk / to recline + thereupon</text:p>
            <text:p text:style-name="P27">for / to visit + them <text:s/>/ jehovah</text:p>
            <text:p text:style-name="P27"/>
            <text:p text:style-name="P27">gods + their / and to turn back</text:p>
            <text:p text:style-name="P27"/>
            <text:p text:style-name="P27">exile + their</text:p>
          </table:table-cell>
        </table:table-row>
        <table:table-row>
          <table:table-cell table:style-name="表6.A2" office:value-type="string">
            <text:p text:style-name="P26">2:8</text:p>
            <text:p text:style-name="P26">שָׁמַעְתִּי חֶרְפַּת מוֹאָב וְגִדּוּפֵי בְּנֵי עַמּוֹן</text:p>
            <text:p text:style-name="P26"><text:s/>אֲשֶׁר חֵרְפוּ אֶת־עַמִּי וַיַּגְדִּילוּ עַל־גְּבוּלָם</text:p>
          </table:table-cell>
          <table:table-cell table:style-name="表6.B2" office:value-type="string">
            <text:p text:style-name="P27"/>
            <text:p text:style-name="P27"/>
            <text:p text:style-name="P27">I hear / disgrace / Moab</text:p>
            <text:p text:style-name="P27"/>
            <text:p text:style-name="P27">and vilification / a son / Amon</text:p>
            <text:p text:style-name="P27"/>
            <text:p text:style-name="P27">who / to defame / even – tribe + my</text:p>
            <text:p text:style-name="P27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</text:p>
      <text:p text:style-name="Text_20_body"/>
      <text:p text:style-name="P22"/>
      <text:p text:style-name="P11">[XXX] 20200227_095431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0">2:9</text:p>
            <text:p text:style-name="P26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6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6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6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6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1"/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7"/>
            <text:p text:style-name="P27"/>
            <text:p text:style-name="P27">in rightly / alive – I / oracle / jehovah</text:p>
            <text:p text:style-name="P27">an army / gods / israel / for – moab</text:p>
            <text:p text:style-name="P27"/>
            <text:p text:style-name="P27">like sodom / to become</text:p>
            <text:p text:style-name="P27"/>
            <text:p text:style-name="P27">and a son / amon / like amora</text:p>
            <text:p text:style-name="P27"/>
            <text:p text:style-name="P27">a possession / to be prickly</text:p>
            <text:p text:style-name="P27"/>
            <text:p text:style-name="P27">and a pit hole – salt</text:p>
            <text:p text:style-name="P27"/>
            <text:p text:style-name="P27">and devastation / as far as – eternity</text:p>
            <text:p text:style-name="P27"/>
            <text:p text:style-name="P27">a remainder / people + my / to plunder + them</text:p>
            <text:p text:style-name="P27"/>
            <text:p text:style-name="P27">and remainder / Gentile / to inherit + them</text:p>
          </table:table-cell>
        </table:table-row>
        <table:table-row>
          <table:table-cell table:style-name="表7.A2" office:value-type="string">
            <text:p text:style-name="P30">2:10</text:p>
            <text:p text:style-name="P26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6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his / to them / bottom / pride + their</text:p>
            <text:p text:style-name="P27">for / to defame / and to be large</text:p>
            <text:p text:style-name="P27"/>
            <text:p text:style-name="P27">above – people / jehovah / an army</text:p>
          </table:table-cell>
        </table:table-row>
        <table:table-row>
          <table:table-cell table:style-name="表7.A2" office:value-type="string">
            <text:p text:style-name="P30">2:11</text:p>
            <text:p text:style-name="P26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6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6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6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6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6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7"/>
            <text:p text:style-name="P27"/>
            <text:p text:style-name="P27">to fear / jehovah / above + them</text:p>
            <text:p text:style-name="P27"/>
            <text:p text:style-name="P27">for / to make thin / entity,even</text:p>
            <text:p text:style-name="P27"/>
            <text:p text:style-name="P27">all – gods / the land</text:p>
            <text:p text:style-name="P27"/>
            <text:p text:style-name="P27">and to depress / to + it / man</text:p>
            <text:p text:style-name="P27"/>
            <text:p text:style-name="P27">from locality + its / all</text:p>
            <text:p text:style-name="P27"/>
            <text:p text:style-name="P27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6">2:12</text:p>
            <text:p text:style-name="P26">גַּם־אַתֶּם כּוּשִׁים חַלְלֵי חַרְבִּי הֵמָּה</text:p>
          </table:table-cell>
          <table:table-cell table:style-name="表8.B1" office:value-type="string">
            <text:p text:style-name="P29"/>
            <text:p text:style-name="P29"/>
            <text:p text:style-name="P29">also – thou / cushite / pierced</text:p>
            <text:p text:style-name="P29"/>
            <text:p text:style-name="P29">sword + my / they</text:p>
          </table:table-cell>
        </table:table-row>
        <table:table-row>
          <table:table-cell table:style-name="表8.A2" office:value-type="string">
            <text:p text:style-name="P26">2:13</text:p>
            <text:p text:style-name="P26">וְיֵט יָדוֹ </text:p>
            <text:p text:style-name="P26">עַל־צָפוֹן וִיאַבֵּד</text:p>
            <text:p text:style-name="P26"><text:s/>אֶת־אַשּׁוּר וְיָשֵׂם </text:p>
            <text:p text:style-name="P26">אֶת־נִינְוֵה לִשְׁמָמָה </text:p>
            <text:p text:style-name="P26">צִיָּה כַּמִּדְבָּר</text:p>
          </table:table-cell>
          <table:table-cell table:style-name="表8.B2" office:value-type="string">
            <text:p text:style-name="P27"/>
            <text:p text:style-name="P27"/>
            <text:p text:style-name="P27">and to stretch / hand + its</text:p>
            <text:p text:style-name="P27"/>
            <text:p text:style-name="P27">above – north / and to destroy</text:p>
            <text:p text:style-name="P27"/>
            <text:p text:style-name="P27">even – Ashshur / and to put</text:p>
            <text:p text:style-name="P27"/>
            <text:p text:style-name="P27">even – Nineveh / into devastation</text:p>
            <text:p text:style-name="P27">desert / like desert</text:p>
          </table:table-cell>
        </table:table-row>
        <table:table-row>
          <table:table-cell table:style-name="表8.A2" office:value-type="string">
            <text:p text:style-name="P26">2:14</text:p>
            <text:p text:style-name="P26">וְרָבְצוּ בְתוֹכָהּ </text:p>
            <text:p text:style-name="P26">עֲדָרִים כָּל־חַיְתוֹ־גוֹי גַּם־קָאַת גַּם־קִפֹּד</text:p>
            <text:p text:style-name="P26"><text:s/>בְּכַפְתֹּרֶיהָ יָלִינוּ </text:p>
            <text:p text:style-name="P26">קוֹל יְשׁוֹרֵר בַּחַלּוֹן </text:p>
            <text:p text:style-name="P26">חֹרֶב בַּסַּף </text:p>
            <text:p text:style-name="P26">כִּי אַרְזָה עֵרָה</text:p>
          </table:table-cell>
          <table:table-cell table:style-name="表8.B2" office:value-type="string">
            <text:p text:style-name="P27"/>
            <text:p text:style-name="P27"/>
            <text:p text:style-name="P27">and tou crouch / in the midst + her</text:p>
            <text:p text:style-name="P27">an arrangement / all – strong + its – Gentile</text:p>
            <text:p text:style-name="P27">both – pelican / and – bittern</text:p>
            <text:p text:style-name="P27"/>
            <text:p text:style-name="P27">in the capital + thereof / to stay</text:p>
            <text:p text:style-name="P27"/>
            <text:p text:style-name="P27">a voice / to sing / in window</text:p>
            <text:p text:style-name="P27">desolation / in a vestibule</text:p>
            <text:p text:style-name="P27"/>
            <text:p text:style-name="P27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6">2:15</text:p>
            <text:p text:style-name="P26">זֹאת הָעִיר הָעַלִּיזָה הַיּוֹשֶׁבֶת לָבֶטַח הָאֹמְרָה בִּלְבָבָהּ</text:p>
            <text:p text:style-name="P26"><text:s/>אֲנִי וְאַפְסִי עוֹד אֵי</text:p>
            <text:p text:style-name="P26">#</text:p>
            <text:p text:style-name="P26">הָיְתָה לְשַׁמָּה </text:p>
            <text:p text:style-name="P26">מַרְבֵּץ לַחַיָּה </text:p>
            <text:p text:style-name="P26">כֹּל עוֹבֵר עָלֶיהָ</text:p>
            <text:p text:style-name="P26"><text:s/>יִשְׁרֹק יָנִיעַ יָדוֹ ס</text:p>
          </table:table-cell>
          <table:table-cell table:style-name="表9.B1" office:value-type="string">
            <text:p text:style-name="P27"/>
            <text:p text:style-name="P27"/>
            <text:p text:style-name="P27">this / the city / the exultant</text:p>
            <text:p text:style-name="P27"/>
            <text:p text:style-name="P27">the to dwell / in safety</text:p>
            <text:p text:style-name="P27"/>
            <text:p text:style-name="P27">the to say / in heart + her</text:p>
            <text:p text:style-name="P27"/>
            <text:p text:style-name="P27">I / and no further / still,more / where,how ?</text:p>
            <text:p text:style-name="P27"/>
            <text:p text:style-name="P27">to come,come to pass / towards ruin</text:p>
            <text:p text:style-name="P27">reclining / for a living thing</text:p>
            <text:p text:style-name="P27"/>
            <text:p text:style-name="P27">all / to cross over / above + thereof</text:p>
            <text:p text:style-name="P27">to hiss / to waver / a hand + its</text:p>
          </table:table-cell>
        </table:table-row>
        <table:table-row>
          <table:table-cell table:style-name="表9.A2" office:value-type="string">
            <text:p text:style-name="P26">3:1</text:p>
            <text:p text:style-name="P26">הוֹי מֹרְאָה וְנִגְאָלָה הָעִיר הַיּוֹנָה</text:p>
          </table:table-cell>
          <table:table-cell table:style-name="表9.B2" office:value-type="string">
            <text:p text:style-name="P27"/>
            <text:p text:style-name="P27"/>
            <text:p text:style-name="P27">oh! / to rebel / and to desecrate</text:p>
            <text:p text:style-name="P27"/>
            <text:p text:style-name="P27">the city / the to be violent</text:p>
          </table:table-cell>
        </table:table-row>
        <table:table-row>
          <table:table-cell table:style-name="表9.A2" office:value-type="string">
            <text:p text:style-name="P26">3:2</text:p>
            <text:p text:style-name="P26">לֹא שָׁמְעָה בְּקוֹל לֹא לָקְחָה מוּסָר בַּיהוָה </text:p>
            <text:p text:style-name="P26">לֹא בָטָחָה אֶל־אֱלֹהֶיהָ לֹא קָרֵבָה</text:p>
          </table:table-cell>
          <table:table-cell table:style-name="表9.B2" office:value-type="string">
            <text:p text:style-name="P27"/>
            <text:p text:style-name="P27"/>
            <text:p text:style-name="P27">not / to hear / a voice / not</text:p>
            <text:p text:style-name="P27"/>
            <text:p text:style-name="P27">to take / restraint / in jehovah</text:p>
            <text:p text:style-name="P27"/>
            <text:p text:style-name="P27">not / to trust / towards gods + her</text:p>
            <text:p text:style-name="P27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01_101634</text:p>
      <text:p text:style-name="Text_20_body"/>
      <text:p text:style-name="P22"/>
      <text:p text:style-name="P11"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6">3:3</text:p>
            <text:p text:style-name="P26">שָׂרֶיהָ בְקִרְבָּהּ</text:p>
            <text:p text:style-name="P26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7"/>
            <text:p text:style-name="P27"/>
            <text:p text:style-name="P27">a head person + her / in the center + her</text:p>
            <text:p text:style-name="P27">a lion / to moan / to judge + her</text:p>
            <text:p text:style-name="P27"/>
            <text:p text:style-name="P27">a wolf / dusk / not / to spare</text:p>
            <text:p text:style-name="P27"/>
            <text:p text:style-name="P27">in dawn</text:p>
          </table:table-cell>
        </table:table-row>
        <table:table-row>
          <table:table-cell table:style-name="表10.A2" office:value-type="string">
            <text:p text:style-name="P26">3:4</text:p>
            <text:p text:style-name="P26">נְבִיאֶיהָ פֹּחֲזִים</text:p>
            <text:p text:style-name="P26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7"/>
            <text:p text:style-name="P27"/>
            <text:p text:style-name="P27">a prophet + her / to bubble up</text:p>
            <text:p text:style-name="P27"/>
            <text:p text:style-name="P27">a man / treacheries / an acting priest + her</text:p>
            <text:p text:style-name="P27">to profane / sanctity / to be violent</text:p>
            <text:p text:style-name="P27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6">3:5</text:p>
            <text:p text:style-name="P26">יְהוָה צַדִּיק בְּקִרְבָּהּ</text:p>
            <text:p text:style-name="P26">לֹא יַעֲשֶׂה עַוְלָה</text:p>
            <text:p text:style-name="P26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7"/>
            <text:p text:style-name="P27"/>
            <text:p text:style-name="P27">jehovah / just / in the center + thereof</text:p>
            <text:p text:style-name="P27">not <text:s/>/ to do,make / evil</text:p>
            <text:p text:style-name="P27"/>
            <text:p text:style-name="P27">in the dawn / in the dawn / a verdict + its</text:p>
            <text:p text:style-name="P27">to give / in illumination / not / to miss</text:p>
            <text:p text:style-name="P27">and not – to know / evil / shame</text:p>
            <text:p text:style-name="P27"/>
          </table:table-cell>
        </table:table-row>
        <table:table-row>
          <table:table-cell table:style-name="表11.A2" office:value-type="string">
            <text:p text:style-name="P26">3:6</text:p>
            <text:p text:style-name="P26">הִכְרַתִּי גוֹיִם נָשַׁמּוּ פִּנּוֹתָם הֶחֱרַבְתִּי חוּצוֹתָם מִבְּלִי </text:p>
            <text:p text:style-name="P26">עוֹבֵר נִצְדּוּ עָרֵיהֶם מִבְּלִי־אִישׁ </text:p>
            <text:p text:style-name="P26">מֵאֵין יוֹשֵׁב</text:p>
          </table:table-cell>
          <table:table-cell table:style-name="表11.B2" office:value-type="string">
            <text:p text:style-name="P27"/>
            <text:p text:style-name="P27"/>
            <text:p text:style-name="P27">I cut off / Gentile / to devastate</text:p>
            <text:p text:style-name="P27"/>
            <text:p text:style-name="P27">pinnacle + their / to desolate</text:p>
            <text:p text:style-name="P27"/>
            <text:p text:style-name="P27">outdoors + their / out of nothing</text:p>
            <text:p text:style-name="P27">to cross over / to desolate / a city + their</text:p>
            <text:p text:style-name="P27">out of nothing – a man</text:p>
            <text:p text:style-name="P27"/>
            <text:p text:style-name="P27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6">3:7</text:p>
            <text:p text:style-name="P26">אָמַרְתִּי אַ</text:p>
            <text:p text:style-name="P26">#</text:p>
            <text:p text:style-name="P26">־תִּירְאִי</text:p>
            <text:p text:style-name="P26"><text:s/>אוֹתִי תִּקְחִי מוּסָר</text:p>
            <text:p text:style-name="P26"><text:s/>וְלֹא־יִכָּרֵת מְעוֹנָהּ </text:p>
            <text:p text:style-name="P26"/>
            <text:p text:style-name="P26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7"/>
            <text:p text:style-name="P27"/>
            <text:p text:style-name="P27">I say / surely – to fear</text:p>
            <text:p text:style-name="P27"/>
            <text:p text:style-name="P27"/>
            <text:p text:style-name="P27"/>
            <text:p text:style-name="P27"/>
            <text:p text:style-name="P27"/>
            <text:p text:style-name="P27">entity + my / to take / warning</text:p>
            <text:p text:style-name="P27"/>
            <text:p text:style-name="P27">and not – to destroy / dwelling + her</text:p>
            <text:p text:style-name="P27"/>
            <text:p text:style-name="P27">all / who,that – to oversee / against + her</text:p>
            <text:p text:style-name="P27">but / to start early / to dec<text:span text:style-name="T16">ay</text:span></text:p>
            <text:p text:style-name="P28"/>
            <text:p text:style-name="P28">all / a performance + their</text:p>
          </table:table-cell>
        </table:table-row>
        <table:table-row>
          <table:table-cell table:style-name="表12.A2" office:value-type="string">
            <text:p text:style-name="P26">3:8</text:p>
            <text:p text:style-name="P26">לָכֵן חַכּוּ־לִי</text:p>
            <text:p text:style-name="P26"><text:s/>נְאֻם־יְהוָה לְיוֹם </text:p>
            <text:p text:style-name="P26">קוּמִי לְעַד </text:p>
            <text:p text:style-name="P26">כִּי מִשְׁפָּטִי לֶאֱסֹף</text:p>
            <text:p text:style-name="P26"/>
            <text:p text:style-name="P26"><text:s/>גּוֹיִם לְקָבְצִי </text:p>
            <text:p text:style-name="P26">מַמְלָכוֹת לִשְׁפֹּ</text:p>
            <text:p text:style-name="P26">#</text:p>
            <text:p text:style-name="P26">עֲלֵיהֶם זַעְמִי כֹּל </text:p>
            <text:p text:style-name="P26">חֲרוֹן אַפִּי </text:p>
            <text:p text:style-name="P26">כִּי בְּאֵשׁ קִנְאָתִי תֵּאָכֵל כָּל־הָאָרֶץ</text:p>
          </table:table-cell>
          <table:table-cell table:style-name="表12.B2" office:value-type="string">
            <text:p text:style-name="P27"/>
            <text:p text:style-name="P27"/>
            <text:p text:style-name="P27">in just / to adhere – towards + me</text:p>
            <text:p text:style-name="P27">oracle – jehovah / towards day</text:p>
            <text:p text:style-name="P27"/>
            <text:p text:style-name="P27">to rise + my / towards aim</text:p>
            <text:p text:style-name="P27"/>
            <text:p text:style-name="P27">for / verdict + my / towards to gather</text:p>
            <text:p text:style-name="P27"/>
            <text:p text:style-name="P27">nations / towards to grasp + my</text:p>
            <text:p text:style-name="P27"/>
            <text:p text:style-name="P27">dominion / towards to spill</text:p>
            <text:p text:style-name="P27"/>
            <text:p text:style-name="P27"/>
            <text:p text:style-name="P27"/>
            <text:p text:style-name="P27">above + them / fury + my / all</text:p>
            <text:p text:style-name="P27"/>
            <text:p text:style-name="P27">a burning of anger / ire + my</text:p>
            <text:p text:style-name="P27"/>
            <text:p text:style-name="P27">for / in fire / jealous + my / to eat</text:p>
            <text:p text:style-name="P27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6">3:9</text:p>
            <text:p text:style-name="P26">כִּי־אָז אֶהְפֹּ</text:p>
            <text:p text:style-name="P26">#</text:p>
            <text:p text:style-name="P26">אֶל־עַמִּים שָׂפָה בְרוּרָה </text:p>
            <text:p text:style-name="P26"/>
            <text:p text:style-name="P26">לִקְרֹא כֻלָּם </text:p>
            <text:p text:style-name="P26">בְּשֵׁם יְהוָה לְעָבְדוֹ</text:p>
            <text:p text:style-name="P26"><text:s/>שְׁכֶם אֶחָד</text:p>
          </table:table-cell>
          <table:table-cell table:style-name="表13.B1" office:value-type="string">
            <text:p text:style-name="P27"/>
            <text:p text:style-name="P27"/>
            <text:p text:style-name="P27">for – at the time / to turn</text:p>
            <text:p text:style-name="P27"/>
            <text:p text:style-name="P27"/>
            <text:p text:style-name="P27"/>
            <text:p text:style-name="P27">towards – people / the lip / to clarify</text:p>
            <text:p text:style-name="P27"/>
            <text:p text:style-name="P27">towards to call upon / all + their</text:p>
            <text:p text:style-name="P27"/>
            <text:p text:style-name="P27">in honor / jehovah / towards to serve + him</text:p>
            <text:p text:style-name="P27">spur of a hill / united</text:p>
          </table:table-cell>
        </table:table-row>
        <table:table-row>
          <table:table-cell table:style-name="表13.A2" office:value-type="string">
            <text:p text:style-name="P26">3:10</text:p>
            <text:p text:style-name="P26">מֵעֵבֶר לְנַהֲרֵי־כוּשׁ עֲתָרַי בַּת־פּוּצַי יוֹבִלוּן</text:p>
            <text:p text:style-name="P26"><text:s/>מִנְחָתִי</text:p>
          </table:table-cell>
          <table:table-cell table:style-name="表13.B2" office:value-type="string">
            <text:p text:style-name="P27"/>
            <text:p text:style-name="P27"/>
            <text:p text:style-name="P27">from across / towards a stream – Cush</text:p>
            <text:p text:style-name="P27">a worshipper + my / daughter – to dash + my / to bring + thereupon</text:p>
            <text:p text:style-name="P27"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6">3:11</text:p>
            <text:p text:style-name="P26">בַּיּוֹם הַהוּא לֹא תֵבוֹשִׁי מִכֹּל עֲלִילֹתַיִ</text:p>
            <text:p text:style-name="P26">#</text:p>
            <text:p text:style-name="P26">אֲשֶׁר פָּשַׁעַתְּ בִּי</text:p>
            <text:p text:style-name="P26"><text:s/>כִּי־אָז אָסִיר </text:p>
            <text:p text:style-name="P26">מִקִּרְבֵּ</text:p>
            <text:p text:style-name="P26">#</text:p>
            <text:p text:style-name="P26">עַלִּיזֵי גַּאֲוָתֵ</text:p>
            <text:p text:style-name="P26">#</text:p>
            <text:p text:style-name="P26">וְלֹא־תוֹסִפִי לְגָבְהָה </text:p>
            <text:p text:style-name="P26"/>
            <text:p text:style-name="P26">עוֹד בְּהַר קָדְשִׁי</text:p>
          </table:table-cell>
          <table:table-cell table:style-name="表14.B1" office:value-type="string">
            <text:p text:style-name="P27"/>
            <text:p text:style-name="P27"/>
            <text:p text:style-name="P27">in the day / the <text:s/>he,she / not / to be ashamed</text:p>
            <text:p text:style-name="P27"/>
            <text:p text:style-name="P27">from all / performance + thine</text:p>
            <text:p text:style-name="P27"/>
            <text:p text:style-name="P27">that,which / to trespass / on + me</text:p>
            <text:p text:style-name="P27"/>
            <text:p text:style-name="P27"/>
            <text:p text:style-name="P27">for – at that time / to turn off</text:p>
            <text:p text:style-name="P27"/>
            <text:p text:style-name="P27">from the center + thine</text:p>
            <text:p text:style-name="P27"/>
            <text:p text:style-name="P27"/>
            <text:p text:style-name="P27">rejoice / arrogance + thine</text:p>
            <text:p text:style-name="P27"/>
            <text:p text:style-name="P27"/>
            <text:p text:style-name="P27">and not – to aug<text:span text:style-name="T16">ument / towards to be lofty</text:span></text:p>
            <text:p text:style-name="P28"/>
            <text:p text:style-name="P28">still / on the mountain / sanctity + my</text:p>
          </table:table-cell>
        </table:table-row>
        <table:table-row>
          <table:table-cell table:style-name="表14.A2" office:value-type="string">
            <text:p text:style-name="P26">3:12</text:p>
            <text:p text:style-name="P26">וְהִשְׁאַרְתִּי בְקִרְבֵּ</text:p>
            <text:p text:style-name="P26">#</text:p>
            <text:p text:style-name="P26">עַם עָנִי וָדָל</text:p>
            <text:p text:style-name="P26"><text:s/>וְחָסוּ בְּשֵׁם יְהוָה</text:p>
          </table:table-cell>
          <table:table-cell table:style-name="表14.B2" office:value-type="string">
            <text:p text:style-name="P27"/>
            <text:p text:style-name="P27"/>
            <text:p text:style-name="P27">and I wil swell up / in the center + thine</text:p>
            <text:p text:style-name="P27"/>
            <text:p text:style-name="P27"/>
            <text:p text:style-name="P27">people / depressed / and weak,thin</text:p>
            <text:p text:style-name="P27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6">3:13</text:p>
            <text:p text:style-name="P26">שְׁאֵרִית יִשְׂרָאֵל לֹא־יַעֲשׂוּ </text:p>
            <text:p text:style-name="P26">עַוְלָה וְלֹא־יְדַבְּרוּ כָזָב </text:p>
            <text:p text:style-name="P26"/>
            <text:p text:style-name="P26">וְלֹא־יִמָּצֵא בְּפִיהֶם</text:p>
            <text:p text:style-name="P26"><text:s/>לְשׁוֹן תַּרְמִית כִּי־הֵמָּה יִרְעוּ וְרָבְצוּ</text:p>
            <text:p text:style-name="P26"><text:s/>וְאֵין מַחֲרִיד ס</text:p>
          </table:table-cell>
          <table:table-cell table:style-name="表17.B1" office:value-type="string">
            <text:p text:style-name="P27"/>
            <text:p text:style-name="P27"/>
            <text:p text:style-name="P27">a remainder / israel / not – to do,make</text:p>
            <text:p text:style-name="P27"/>
            <text:p text:style-name="P27"/>
            <text:p text:style-name="P27">evil / and not – to speak / falsehood</text:p>
            <text:p text:style-name="P27"/>
            <text:p text:style-name="P27">and not – to find / in mouse + their</text:p>
            <text:p text:style-name="P27"/>
            <text:p text:style-name="P27">tongue / fraud / for / they</text:p>
            <text:p text:style-name="P27"/>
            <text:p text:style-name="P27">to pasture / and to recline</text:p>
            <text:p text:style-name="P27"/>
            <text:p text:style-name="P27">and not exist / to fear</text:p>
          </table:table-cell>
        </table:table-row>
        <table:table-row>
          <table:table-cell table:style-name="表17.A2" office:value-type="string">
            <text:p text:style-name="P26">3:14</text:p>
            <text:p text:style-name="P26">רָנִּי בַּת־צִיּוֹן </text:p>
            <text:p text:style-name="P26">הָרִיעוּ יִשְׂרָאֵל שִׂמְחִי וְעָלְזִי בְּכָל־לֵב </text:p>
            <text:p text:style-name="P26">בַּת יְרוּשָׁלִָם</text:p>
          </table:table-cell>
          <table:table-cell table:style-name="表17.B2" office:value-type="string">
            <text:p text:style-name="P27"/>
            <text:p text:style-name="P27"/>
            <text:p text:style-name="P27">to shout / daughter – zion</text:p>
            <text:p text:style-name="P27"/>
            <text:p text:style-name="P27">to shout / israel / to be gleesome</text:p>
            <text:p text:style-name="P27"/>
            <text:p text:style-name="P27">and to jump / with all – the heart</text:p>
            <text:p text:style-name="P27"/>
            <text:p text:style-name="P27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6">3:15</text:p>
            <text:p text:style-name="P26">#הֵסִיר יְהוָה מִשְׁפָּטַיִ</text:p>
            <text:p text:style-name="P26">#פִּנָּה אֹיְבֵ</text:p>
            <text:p text:style-name="P26">#מֶלֶ</text:p>
            <text:p text:style-name="P26">#יִשְׂרָאֵל יְהוָה בְּקִרְבֵּ</text:p>
            <text:p text:style-name="P26">לֹא־תִירְאִי רָע עוֹד</text:p>
          </table:table-cell>
          <table:table-cell table:style-name="表18.B1" office:value-type="string">
            <text:p text:style-name="P27"/>
            <text:p text:style-name="P27"/>
            <text:p text:style-name="P27">to turn off / jehovah / verdict + thy</text:p>
            <text:p text:style-name="P27">to turn / adversary + thy</text:p>
            <text:p text:style-name="P27"/>
            <text:p text:style-name="P27">king + thy</text:p>
            <text:p text:style-name="P27">israel / jehovah / in the center + thy</text:p>
            <text:p text:style-name="P27"/>
            <text:p text:style-name="P27">not – to fear / evil / still,more</text:p>
          </table:table-cell>
        </table:table-row>
        <table:table-row>
          <table:table-cell table:style-name="表18.A2" office:value-type="string">
            <text:p text:style-name="P26">3:16</text:p>
            <text:p text:style-name="P26">בַּיּוֹם הַהוּא יֵאָמֵר לִירוּשָׁלִַם אַל־תִּירָאִי צִיּוֹן אַל־יִרְפּוּ יָדָיִ</text:p>
            <text:p text:style-name="P26">#</text:p>
          </table:table-cell>
          <table:table-cell table:style-name="表18.B2" office:value-type="string">
            <text:p text:style-name="P27"/>
            <text:p text:style-name="P27"/>
            <text:p text:style-name="P27">in the day / the she,he / to say</text:p>
            <text:p text:style-name="P27"/>
            <text:p text:style-name="P27">to jerusalem / not – to fear</text:p>
            <text:p text:style-name="P27"/>
            <text:p text:style-name="P27">zion / not – to slacken / a hand + thy</text:p>
          </table:table-cell>
        </table:table-row>
        <table:table-row>
          <table:table-cell table:style-name="表18.A2" office:value-type="string">
            <text:p text:style-name="P26">3:17</text:p>
            <text:p text:style-name="P26">#יְהוָה אֱלֹהַיִ</text:p>
            <text:p text:style-name="P26">בְּקִרְבֵּך גִּבּוֹר</text:p>
            <text:p text:style-name="P26"><text:s/>יוֹשִׁיעַ יָשִׂישׂ</text:p>
            <text:p text:style-name="P26"><text:s/>עָלַיִ</text:p>
            <text:p text:style-name="P26">#</text:p>
            <text:p text:style-name="P26">בְּשִׂמְחָה יַחֲרִישׁ בְּאַהֲבָתוֹ יָגִיל עָלַיִ</text:p>
            <text:p text:style-name="P26">#</text:p>
            <text:p text:style-name="P26">בְּרִנָּה</text:p>
          </table:table-cell>
          <table:table-cell table:style-name="表18.B2" office:value-type="string">
            <text:p text:style-name="P27"/>
            <text:p text:style-name="P27"/>
            <text:p text:style-name="P27">jehovah / gods + thy</text:p>
            <text:p text:style-name="P27"/>
            <text:p text:style-name="P27">in the center + thee / powerful</text:p>
            <text:p text:style-name="P27"/>
            <text:p text:style-name="P27">to be free,open / to be cheerful</text:p>
            <text:p text:style-name="P27"/>
            <text:p text:style-name="P27">upon + thee</text:p>
            <text:p text:style-name="P27"/>
            <text:p text:style-name="P27"/>
            <text:p text:style-name="P27">in glee / to scratch</text:p>
            <text:p text:style-name="P27"/>
            <text:p text:style-name="P27">in love + its / to rejoice / upon + thee</text:p>
            <text:p text:style-name="P27"/>
            <text:p text:style-name="P27"/>
            <text:p text:style-name="P27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><text:soft-page-break/></text:p>
      <text:p text:style-name="P23"/>
      <text:p text:style-name="P21"/>
      <text:p text:style-name="P11">[XXX] <text:span text:style-name="T19">20200310_082444</text:span>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6">3:18</text:p>
            <text:p text:style-name="P26">נוּגֵי מִמּוֹעֵד </text:p>
            <text:p text:style-name="P26">אָסַפְתִּי מִמֵּ</text:p>
            <text:p text:style-name="P26">#</text:p>
            <text:p text:style-name="P26">הָיוּ מַשְׂאֵת עָלֶיהָ חֶרְפָּה</text:p>
          </table:table-cell>
          <table:table-cell table:style-name="表19.B1" office:value-type="string">
            <text:p text:style-name="P27"/>
            <text:p text:style-name="P27"/>
            <text:p text:style-name="P27">to grieve / from assembly</text:p>
            <text:p text:style-name="P27"/>
            <text:p text:style-name="P27">to gather / from thee</text:p>
            <text:p text:style-name="P27"/>
            <text:p text:style-name="P27"/>
            <text:p text:style-name="P27"/>
            <text:p text:style-name="P27">to become / a beacon / above + her</text:p>
            <text:p text:style-name="P27">disgrace</text:p>
          </table:table-cell>
        </table:table-row>
        <table:table-row>
          <table:table-cell table:style-name="表19.A2" office:value-type="string">
            <text:p text:style-name="P26">3:19</text:p>
            <text:p text:style-name="P26">הִנְנִי עֹשֶׂה אֶת־כָּל־מְעַנַּיִ</text:p>
            <text:p text:style-name="P26">#</text:p>
            <text:p text:style-name="P26">בָּעֵת הַהִיא וְהוֹשַׁעְתִּי אֶת־הַצֹּלֵעָה וְהַנִּדָּחָה אֲקַבֵּץ וְשַׂמְתִּים לִתְהִלָּה וּלְשֵׁם </text:p>
            <text:p text:style-name="P26">בְּכָל־הָאָרֶץ בָּשְׁתָּם</text:p>
          </table:table-cell>
          <table:table-cell table:style-name="表19.B2" office:value-type="string">
            <text:p text:style-name="P27"/>
            <text:p text:style-name="P27"/>
            <text:p text:style-name="P27">lo ! + me / to do,make / even – all – to depress + thee</text:p>
            <text:p text:style-name="P27"/>
            <text:p text:style-name="P27"/>
            <text:p text:style-name="P27"/>
            <text:p text:style-name="P27">at now / the he,she / and to be safe</text:p>
            <text:p text:style-name="P27">even – the to limp / and the to push off</text:p>
            <text:p text:style-name="P27">to collect / and to put + them</text:p>
            <text:p text:style-name="P27"/>
            <text:p text:style-name="P27">into laudation / and into honor</text:p>
            <text:p text:style-name="P27"/>
            <text:p text:style-name="P27">in all – the land / shame + thereof</text:p>
          </table:table-cell>
        </table:table-row>
        <table:table-row>
          <table:table-cell table:style-name="表19.A2" office:value-type="string">
            <text:p text:style-name="P26">3:20</text:p>
            <text:p text:style-name="P26">בָּעֵת הַהִיא אָבִיא אֶתְכֶם וּבָעֵת </text:p>
            <text:p text:style-name="P26">קַבְּצִי אֶתְכֶם כִּי־אֶתֵּן אֶתְכֶם לְשֵׁם וְלִתְהִלָּה</text:p>
            <text:p text:style-name="P26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7"/>
            <text:p text:style-name="P27"/>
            <text:p text:style-name="P27">at that time / the he,she / to go,come</text:p>
            <text:p text:style-name="P27">entity + you / and at that time</text:p>
            <text:p text:style-name="P27">to grasp / entity + you / for – to give</text:p>
            <text:p text:style-name="P27">entity + you / into honor / and into laudation</text:p>
            <text:p text:style-name="P27">on all / people / the land</text:p>
            <text:p text:style-name="P27"/>
            <text:p text:style-name="P27">on to turn back + my / entity – prisoners + you</text:p>
            <text:p text:style-name="P27">into eye + you / to say / jehovah</text:p>
          </table:table-cell>
        </table:table-row>
        <table:table-row>
          <table:table-cell table:style-name="表19.A2" office:value-type="string">
            <text:p text:style-name="P26">Johah</text:p>
            <text:p text:style-name="P26">1:1</text:p>
            <text:p text:style-name="P26">וַיְהִי דְּבַר־יְהוָה </text:p>
            <text:p text:style-name="P26"/>
            <text:p text:style-name="P26">אֶל־יוֹנָה בֶן־אֲמִתַּי לֵאמֹר</text:p>
          </table:table-cell>
          <table:table-cell table:style-name="表19.B2" office:value-type="string">
            <text:p text:style-name="P27"/>
            <text:p text:style-name="P27"/>
            <text:p text:style-name="P27"/>
            <text:p text:style-name="P27"/>
            <text:p text:style-name="P27">then, to come to pass / a word – jehovah</text:p>
            <text:p text:style-name="P27"/>
            <text:p text:style-name="P27">towards jonah / son – amitai</text:p>
            <text:p text:style-name="P27"/>
            <text:p text:style-name="P27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6">1:2</text:p>
            <text:p text:style-name="P26">קוּם לֵ</text:p>
            <text:p text:style-name="P26">#</text:p>
            <text:p text:style-name="P26">אֶל־נִינְוֵה הָעִיר הַגְּדוֹלָה וּקְרָא </text:p>
            <text:p text:style-name="P26">עָלֶיהָ כִּי־עָלְתָה </text:p>
            <text:p text:style-name="P26">רָעָתָם לְפָנָי</text:p>
          </table:table-cell>
          <table:table-cell table:style-name="表20.B1" office:value-type="string">
            <text:p text:style-name="P27"/>
            <text:p text:style-name="P27"/>
            <text:p text:style-name="P27">to rise / to walk</text:p>
            <text:p text:style-name="P27"/>
            <text:p text:style-name="P27"/>
            <text:p text:style-name="P27"/>
            <text:p text:style-name="P27">to - nineveh / encampment</text:p>
            <text:p text:style-name="P27"/>
            <text:p text:style-name="P27">great,insolent / and to call out</text:p>
            <text:p text:style-name="P27"/>
            <text:p text:style-name="P27">above + her / for – to ascend</text:p>
            <text:p text:style-name="P27"/>
            <text:p text:style-name="P27">evil + their / to face + my</text:p>
          </table:table-cell>
        </table:table-row>
        <table:table-row>
          <table:table-cell table:style-name="表20.A2" office:value-type="string">
            <text:p text:style-name="P26">1:3</text:p>
            <text:p text:style-name="P26">וַיָּקָם יוֹנָה לִבְרֹחַ תַּרְשִׁישָׁה מִלִּפְנֵי יְהוָה וַיֵּרֶד יָפוֹ וַיִּמְצָא </text:p>
            <text:p text:style-name="P26">אָנִיָּה בָּאָה תַרְשִׁישׁ וַיִּתֵּן שְׂכָרָהּ</text:p>
            <text:p text:style-name="P26"><text:s/>וַיֵּרֶד בָּהּ לָבוֹא</text:p>
            <text:p text:style-name="P26"><text:s/>עִמָּהֶם תַּרְשִׁישָׁה מִלִּפְנֵי יְהוָה</text:p>
          </table:table-cell>
          <table:table-cell table:style-name="表20.B2" office:value-type="string">
            <text:p text:style-name="P27"/>
            <text:p text:style-name="P27"/>
            <text:p text:style-name="P27">and to rise / jonah / in to flee</text:p>
            <text:p text:style-name="P27"/>
            <text:p text:style-name="P27">Tarshish + their / out of + into + face / jehovah</text:p>
            <text:p text:style-name="P27">and to fall / Yaphow / and to exist</text:p>
            <text:p text:style-name="P27">a ship / to come / Tarshish</text:p>
            <text:p text:style-name="P27"/>
            <text:p text:style-name="P27">and to give / a fare + their</text:p>
            <text:p text:style-name="P27"/>
            <text:p text:style-name="P27">and to fall / to them / in to go,come</text:p>
            <text:p text:style-name="P27"/>
            <text:p text:style-name="P27">with + them / Tarshish + their</text:p>
            <text:p text:style-name="P27"/>
            <text:p text:style-name="P27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><text:soft-page-break/></text:p>
      <text:p text:style-name="P11">[XXX] 20200312_084417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6">1:4</text:p>
            <text:p text:style-name="P26">וַיהוָה הֵטִיל</text:p>
            <text:p text:style-name="P26"><text:s/>רוּחַ־גְּדוֹלָה אֶל־הַיָּם וַיְהִי סַעַר־גָּדוֹל </text:p>
            <text:p text:style-name="P26"/>
            <text:p text:style-name="P26">בַּיָּם וְהָאֳנִיָּה חִשְּׁבָה לְהִשָּׁבֵר</text:p>
          </table:table-cell>
          <table:table-cell table:style-name="表21.B1" office:value-type="string">
            <text:p text:style-name="P27"/>
            <text:p text:style-name="P27"/>
            <text:p text:style-name="P27">and jehovah / to cast down</text:p>
            <text:p text:style-name="P27"/>
            <text:p text:style-name="P27">wind – great / to – the sea</text:p>
            <text:p text:style-name="P27"/>
            <text:p text:style-name="P27">and to come to pass / a hurricane – great</text:p>
            <text:p text:style-name="P27"/>
            <text:p text:style-name="P27"/>
            <text:p text:style-name="P27">on sea / and the ship / to plait,weave</text:p>
            <text:p text:style-name="P27">in to burst</text:p>
          </table:table-cell>
        </table:table-row>
        <table:table-row>
          <table:table-cell table:style-name="表21.A2" office:value-type="string">
            <text:p text:style-name="P26">1:5</text:p>
            <text:p text:style-name="P26">וַיִּירְאוּ הַמַּלָּחִים וַיִּזְעֲקוּ אִישׁ אֶל־אֱלֹהָיו וַיָּטִלוּ</text:p>
            <text:p text:style-name="P26"/>
            <text:p text:style-name="P26"><text:s/>אֶת־הַכֵּלִים אֲשֶׁר בָּאֳנִיָּה אֶל־הַיָּם לְהָקֵל מֵעֲלֵיהֶם וְיוֹנָה </text:p>
            <text:p text:style-name="P26">יָרַד אֶל־יַרְכְּתֵי </text:p>
            <text:p text:style-name="P26">הַסְּפִינָה וַיִּשְׁכַּב </text:p>
            <text:p text:style-name="P26">וַיֵּרָדַם</text:p>
          </table:table-cell>
          <table:table-cell table:style-name="表21.B2" office:value-type="string">
            <text:p text:style-name="P27"/>
            <text:p text:style-name="P27"/>
            <text:p text:style-name="P27">and to fear / sailors / and to shriek</text:p>
            <text:p text:style-name="P27">a man / to – god + its / and to cast down</text:p>
            <text:p text:style-name="P27"/>
            <text:p text:style-name="P27"/>
            <text:p text:style-name="P27">even – the prepared / that</text:p>
            <text:p text:style-name="P27">on ship / to – the sea / towards to be light</text:p>
            <text:p text:style-name="P27">from above + them / and jonah</text:p>
            <text:p text:style-name="P27"/>
            <text:p text:style-name="P27">to go downwards / to – rear</text:p>
            <text:p text:style-name="P27"/>
            <text:p text:style-name="P27">the vessel / and to lie down</text:p>
            <text:p text:style-name="P27"/>
            <text:p text:style-name="P27">and to stupefy</text:p>
          </table:table-cell>
        </table:table-row>
        <table:table-row>
          <table:table-cell table:style-name="表21.A2" office:value-type="string">
            <text:p text:style-name="P26">1:6</text:p>
            <text:p text:style-name="P26">וַיִּקְרַב אֵלָיו</text:p>
            <text:p text:style-name="P26"><text:s/>רַב הַחֹבֵל וַיֹּאמֶר </text:p>
            <text:p text:style-name="P26">לוֹ מַה־לְּ</text:p>
            <text:p text:style-name="P26">*</text:p>
            <text:p text:style-name="P26">נִרְדָּם קוּם קְרָא </text:p>
            <text:p text:style-name="P26">אֶל־אֱלֹהֶי</text:p>
            <text:p text:style-name="P26">*</text:p>
            <text:p text:style-name="P26">אוּלַי יִתְעַשֵּׁת </text:p>
            <text:p text:style-name="P26">הָאֱלֹהִים לָנוּ </text:p>
            <text:p text:style-name="P26">וְלֹא נֹאבֵד</text:p>
          </table:table-cell>
          <table:table-cell table:style-name="表21.B2" office:value-type="string">
            <text:p text:style-name="P27"/>
            <text:p text:style-name="P27"/>
            <text:p text:style-name="P27">and to approach / near + its</text:p>
            <text:p text:style-name="P27"/>
            <text:p text:style-name="P27"/>
            <text:p text:style-name="P27">abundant / a sailor / and to say</text:p>
            <text:p text:style-name="P27"/>
            <text:p text:style-name="P27">to + him / what ? - to + thee</text:p>
            <text:p text:style-name="P27"/>
            <text:p text:style-name="P27"/>
            <text:p text:style-name="P27">to stupefy / to rise / to call out</text:p>
            <text:p text:style-name="P27"/>
            <text:p text:style-name="P27">to – god + thee</text:p>
            <text:p text:style-name="P27"/>
            <text:p text:style-name="P27"/>
            <text:p text:style-name="P27">if not,perhaps / to be sleek</text:p>
            <text:p text:style-name="P27"/>
            <text:p text:style-name="P27">the gods / towards + us</text:p>
            <text:p text:style-name="P27"/>
            <text:p text:style-name="P27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6">1:7</text:p>
            <text:p text:style-name="P26">וַיֹּאמְרוּ אִישׁ אֶל־רֵעֵהוּ</text:p>
            <text:p text:style-name="P26"><text:s/>לְכוּ וְנַפִּילָה גוֹרָלוֹת וְנֵדְעָה בְּשֶׁלְּמִי</text:p>
            <text:p text:style-name="P26"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7"/>
            <text:p text:style-name="P27"/>
            <text:p text:style-name="P27">and to say / a man / to – an associate + their</text:p>
            <text:p text:style-name="P27">to walk / and to fall / a lot</text:p>
            <text:p text:style-name="P27"/>
            <text:p text:style-name="P27">and to know / on what + who ?</text:p>
            <text:p text:style-name="P27"/>
            <text:p text:style-name="P27"/>
            <text:p text:style-name="P27">the evil / the this/ upon + us</text:p>
            <text:p text:style-name="P27"/>
            <text:p text:style-name="P27">and to fall / a lot / and to fall</text:p>
            <text:p text:style-name="P27"/>
            <text:p text:style-name="P27">the lot / upon – jonah</text:p>
          </table:table-cell>
        </table:table-row>
        <table:table-row>
          <table:table-cell table:style-name="表22.A2" office:value-type="string">
            <text:p text:style-name="P26">1:8</text:p>
            <text:p text:style-name="P26">וַיֹּאמְרוּ אֵלָיו </text:p>
            <text:p text:style-name="P26">הַגִּידָה־נָּא לָנוּ </text:p>
            <text:p text:style-name="P26">בַּאֲשֶׁר לְמִי־הָרָעָה</text:p>
            <text:p text:style-name="P26"><text:s/>הַזֹּאת לָנוּ </text:p>
            <text:p text:style-name="P26">מַה־מְּלַאכְתְּ</text:p>
            <text:p text:style-name="P26">*</text:p>
            <text:p text:style-name="P26">וּמֵאַיִן תָּבוֹא</text:p>
            <text:p text:style-name="P26"><text:s/>מָה אַרְצֶ</text:p>
            <text:p text:style-name="P26">*</text:p>
            <text:p text:style-name="P26">וְאֵי־מִזֶּה עַם אָתָּה</text:p>
          </table:table-cell>
          <table:table-cell table:style-name="表22.B2" office:value-type="string">
            <text:p text:style-name="P27"/>
            <text:p text:style-name="P27"/>
            <text:p text:style-name="P27">and to say / towards + him</text:p>
            <text:p text:style-name="P27"/>
            <text:p text:style-name="P27">manifest + us – pray / to us</text:p>
            <text:p text:style-name="P27"/>
            <text:p text:style-name="P27">on which / in who ? - the evil</text:p>
            <text:p text:style-name="P27"/>
            <text:p text:style-name="P27">the this / towards + us</text:p>
            <text:p text:style-name="P27"/>
            <text:p text:style-name="P27">what ? - employment + thee</text:p>
            <text:p text:style-name="P27"/>
            <text:p text:style-name="P27"/>
            <text:p text:style-name="P27">and from where / to come,go</text:p>
            <text:p text:style-name="P27"/>
            <text:p text:style-name="P27">what ? / land + thee</text:p>
            <text:p text:style-name="P27"/>
            <text:p text:style-name="P27"/>
            <text:p text:style-name="P27"/>
            <text:p text:style-name="P27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><text:soft-page-break/></text:p>
      <text:p text:style-name="P11">[XXX] 20200315_114358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>1:9</text:p>
            <text:p text:style-name="P26">וַיֹּאמֶר אֲלֵיהֶם </text:p>
            <text:p text:style-name="P26">עִבְרִי אָנֹכִי וְאֶת־יְהוָה</text:p>
            <text:p text:style-name="P26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7"/>
            <text:p text:style-name="P27"/>
            <text:p text:style-name="P27">and to say / towards + them</text:p>
            <text:p text:style-name="P27"/>
            <text:p text:style-name="P27">Eberite / I / and entity – jehovah</text:p>
            <text:p text:style-name="P27"/>
            <text:p text:style-name="P27">gods / the sky / I / reverent</text:p>
            <text:p text:style-name="P27"/>
            <text:p text:style-name="P27">that – to do,make / entity – the sea</text:p>
            <text:p text:style-name="P27">and entity – dry ground</text:p>
          </table:table-cell>
        </table:table-row>
        <table:table-row>
          <table:table-cell table:style-name="表23.A2" office:value-type="string">
            <text:p text:style-name="P26">1:10</text:p>
            <text:p text:style-name="P26">וַיִּירְאוּ הָאֲנָשִׁים יִרְאָה גְדוֹלָה וַיֹּאמְרוּ אֵלָיו מַה־זֹּאת עָשִׂיתָ כִּי־יָדְעוּ </text:p>
            <text:p text:style-name="P26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7"/>
            <text:p text:style-name="P27"/>
            <text:p text:style-name="P27">and to fear / the man / reverent</text:p>
            <text:p text:style-name="P27"/>
            <text:p text:style-name="P27">great / and to say / to + him</text:p>
            <text:p text:style-name="P27"/>
            <text:p text:style-name="P27">what ? - this / to do / for – to know</text:p>
            <text:p text:style-name="P27"/>
            <text:p text:style-name="P27">the man / for – from in face</text:p>
            <text:p text:style-name="P27"/>
            <text:p text:style-name="P27">jehovah / he / to flee / for <text:s/>/ manifest</text:p>
            <text:p text:style-name="P27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6">1:11</text:p>
            <text:p text:style-name="P26">וַיֹּאמְרוּ אֵלָיו </text:p>
            <text:p text:style-name="P26">מַה־נַּעֲשֶׂה לָּ</text:p>
            <text:p text:style-name="P26">#</text:p>
            <text:p text:style-name="P26">וְיִשְׁתֹּק הַיָּם מֵעָלֵינוּ כִּי הַיָּם הוֹלֵ</text:p>
            <text:p text:style-name="P26">#</text:p>
            <text:p text:style-name="P26">וְסֹעֵר</text:p>
          </table:table-cell>
          <table:table-cell table:style-name="表24.B1" office:value-type="string">
            <text:p text:style-name="P27"/>
            <text:p text:style-name="P27"/>
            <text:p text:style-name="P27">and to say / unto + him</text:p>
            <text:p text:style-name="P27"/>
            <text:p text:style-name="P27">what ? - to do,make / towards + thee</text:p>
            <text:p text:style-name="P27"/>
            <text:p text:style-name="P27">and to subside / the sea / from above + us / for</text:p>
            <text:p text:style-name="P27"/>
            <text:p text:style-name="P27">the sea / to walk</text:p>
            <text:p text:style-name="P27"/>
            <text:p text:style-name="P27"/>
            <text:p text:style-name="P27">and to toss</text:p>
          </table:table-cell>
        </table:table-row>
        <table:table-row>
          <table:table-cell table:style-name="表24.A2" office:value-type="string">
            <text:p text:style-name="P26">1:12</text:p>
            <text:p text:style-name="P26">וַיֹּאמֶר אֲלֵיהֶם שָׂאוּנִי וַהֲטִילֻנִי אֶל־הַיָּם וְיִשְׁתֹּק הַיָּם מֵעֲלֵיכֶם כִּי יוֹדֵעַ אָנִי</text:p>
            <text:p text:style-name="P26"><text:s/>כִּי בְשֶׁלִּי הַסַּעַר </text:p>
            <text:p text:style-name="P26"/>
            <text:p text:style-name="P26">הַגָּדוֹל הַזֶּה עֲלֵיכֶם</text:p>
          </table:table-cell>
          <table:table-cell table:style-name="表24.B2" office:value-type="string">
            <text:p text:style-name="P27"/>
            <text:p text:style-name="P27"/>
            <text:p text:style-name="P27">and to say / to + them / to lift + me</text:p>
            <text:p text:style-name="P27">and to pitch over + me / to – the sea</text:p>
            <text:p text:style-name="P27">and to subside / the sea / from above + yous / for / to know / I</text:p>
            <text:p text:style-name="P27"/>
            <text:p text:style-name="P27"/>
            <text:p text:style-name="P27">for / on account + me / the hurricane</text:p>
            <text:p text:style-name="P27"/>
            <text:p text:style-name="P27">the great / the this / above + yous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 20200316_084554</text:p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6">1:13</text:p>
            <text:p text:style-name="P26">וַיַּחְתְּרוּ הָאֲנָשִׁים לְהָשִׁיב אֶל־הַיַּבָּשָׁה</text:p>
            <text:p text:style-name="P26"><text:s/>וְלֹא יָכֹלוּ כִּי הַיָּם </text:p>
            <text:p text:style-name="P26">הוֹלֵ</text:p>
            <text:p text:style-name="P26">#</text:p>
            <text:p text:style-name="P26">וְסֹעֵר עֲלֵיהֶם</text:p>
          </table:table-cell>
          <table:table-cell table:style-name="表25.B1" office:value-type="string">
            <text:p text:style-name="P27"/>
            <text:p text:style-name="P27"/>
            <text:p text:style-name="P27">and to force / the mortal</text:p>
            <text:p text:style-name="P27"/>
            <text:p text:style-name="P27">towards to turn back / to – the dry ground</text:p>
            <text:p text:style-name="P27">and not / to be able / for / the sea</text:p>
            <text:p text:style-name="P27"/>
            <text:p text:style-name="P27">to walk</text:p>
            <text:p text:style-name="P27"/>
            <text:p text:style-name="P27"/>
            <text:p text:style-name="P27">and to rush / upon + them</text:p>
          </table:table-cell>
        </table:table-row>
        <table:table-row>
          <table:table-cell table:style-name="表25.A2" office:value-type="string">
            <text:p text:style-name="P26">1:14</text:p>
            <text:p text:style-name="P26">וַיִּקְרְאוּ אֶל־יְהוָה וַיֹּאמְרוּ אָנָּה יְהוָה </text:p>
            <text:p text:style-name="P26">אַל־נָא נֹאבְדָה בְּנֶפֶשׁ</text:p>
            <text:p text:style-name="P26"/>
            <text:p text:style-name="P26"><text:s/>הָאִישׁ הַזֶּה וְאַל־תִּתֵּן</text:p>
            <text:p text:style-name="P26"><text:s/>עָלֵינוּ דָּם נָקִיא </text:p>
            <text:p text:style-name="P26">כִּי־אַתָּה יְהוָה כַּאֲשֶׁר </text:p>
            <text:p text:style-name="P26">חָפַצְתָּ עָשִׂיתָ</text:p>
          </table:table-cell>
          <table:table-cell table:style-name="表25.B2" office:value-type="string">
            <text:p text:style-name="P27"/>
            <text:p text:style-name="P27"/>
            <text:p text:style-name="P27">and to call out / to – jehovah</text:p>
            <text:p text:style-name="P27"/>
            <text:p text:style-name="P27">and to say / oh now / jehovah</text:p>
            <text:p text:style-name="P27"/>
            <text:p text:style-name="P27">not – I pray / to lose / on a breathing creature</text:p>
            <text:p text:style-name="P27"/>
            <text:p text:style-name="P27">the man / the this / and not – to give</text:p>
            <text:p text:style-name="P27"/>
            <text:p text:style-name="P27">above + us / blood / innocent</text:p>
            <text:p text:style-name="P27">for – thou / jehovah / as if + that,which</text:p>
            <text:p text:style-name="P27">to bend / to do,make</text:p>
          </table:table-cell>
        </table:table-row>
        <table:table-row>
          <table:table-cell table:style-name="表25.A2" office:value-type="string">
            <text:p text:style-name="P26">1:15</text:p>
            <text:p text:style-name="P26">וַיִּשְׂאוּ אֶת־יוֹנָה </text:p>
            <text:p text:style-name="P26">וַיְטִלֻהוּ אֶל־הַיָּם </text:p>
            <text:p text:style-name="P26">וַיַּעֲמֹד הַיָּם מִזַּעְפּוֹ</text:p>
          </table:table-cell>
          <table:table-cell table:style-name="表25.B2" office:value-type="string">
            <text:p text:style-name="P27"/>
            <text:p text:style-name="P27"/>
            <text:p text:style-name="P27">and to lift / entity – jonah</text:p>
            <text:p text:style-name="P27"/>
            <text:p text:style-name="P27">and to pitch + him / to – the sea</text:p>
            <text:p text:style-name="P27"/>
            <text:p text:style-name="P27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6">1:16</text:p>
            <text:p text:style-name="P26">וַיִּירְאוּ הָאֲנָשִׁים יִרְאָה גְדוֹלָה אֶת־יְהוָה וַיִּזְבְּחוּ־זֶבַח </text:p>
            <text:p text:style-name="P26">לַיהוָה וַיִּדְּרוּ </text:p>
            <text:p text:style-name="P26">נְדָרִים</text:p>
          </table:table-cell>
          <table:table-cell table:style-name="表26.B1" office:value-type="string">
            <text:p text:style-name="P27"/>
            <text:p text:style-name="P27"/>
            <text:p text:style-name="P27">and to fear / the men / fearing</text:p>
            <text:p text:style-name="P27"/>
            <text:p text:style-name="P27">great / entity – jehovah</text:p>
            <text:p text:style-name="P27"/>
            <text:p text:style-name="P27">and to slaughter – a slaughter</text:p>
            <text:p text:style-name="P27"/>
            <text:p text:style-name="P27">to jehovah / and to promise</text:p>
            <text:p text:style-name="P27"/>
            <text:p text:style-name="P27">promises</text:p>
          </table:table-cell>
        </table:table-row>
        <table:table-row>
          <table:table-cell table:style-name="表26.A2" office:value-type="string">
            <text:p text:style-name="P26">1:17</text:p>
            <text:p text:style-name="P26">וַיְמַן יְהוָה</text:p>
            <text:p text:style-name="P26"><text:s/>דָּג גָּדוֹל לִבְלֹעַ </text:p>
            <text:p text:style-name="P26"/>
            <text:p text:style-name="P26">אֶת־יוֹנָה וַיְהִי </text:p>
            <text:p text:style-name="P26">יוֹנָה בִּמְעֵי הַדָּג </text:p>
            <text:p text:style-name="P26">שְׁלֹשָׁה יָמִים וּשְׁלֹשָׁה לֵילוֹת</text:p>
          </table:table-cell>
          <table:table-cell table:style-name="表26.B2" office:value-type="string">
            <text:p text:style-name="P27"/>
            <text:p text:style-name="P27"/>
            <text:p text:style-name="P27">and to weigh out / jehovah</text:p>
            <text:p text:style-name="P27"/>
            <text:p text:style-name="P27"/>
            <text:p text:style-name="P27">a fish / great / towards to make away</text:p>
            <text:p text:style-name="P27"/>
            <text:p text:style-name="P27">entity – jonah / and to exist</text:p>
            <text:p text:style-name="P27"/>
            <text:p text:style-name="P27">jonah / in intestines / the fish</text:p>
            <text:p text:style-name="P27"/>
            <text:p text:style-name="P27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6">2:1</text:p>
            <text:p text:style-name="P26">וַיִּתְפַּלֵּל יוֹנָה אֶל־יְהוָה אֱלֹהָיו מִמְּעֵי הַדָּגָה</text:p>
          </table:table-cell>
          <table:table-cell table:style-name="表27.B1" office:value-type="string">
            <text:p text:style-name="P27"/>
            <text:p text:style-name="P27"/>
            <text:p text:style-name="P27">and to pray / jonah / to – jehovah</text:p>
            <text:p text:style-name="P27"/>
            <text:p text:style-name="P27">gods + his / from intestines / fish</text:p>
          </table:table-cell>
        </table:table-row>
        <table:table-row>
          <table:table-cell table:style-name="表27.A2" office:value-type="string">
            <text:p text:style-name="P26">2:2</text:p>
            <text:p text:style-name="P26">וַיֹּאמֶר קָרָאתִי מִצָּרָה לִי אֶל־יְהוָה</text:p>
            <text:p text:style-name="P26"><text:s/>וַיַּעֲנֵנִי מִבֶּטֶן </text:p>
            <text:p text:style-name="P26"/>
            <text:p text:style-name="P26">שְׁאוֹל שִׁוַּעְתִּי שָׁמַעְתָּ קוֹלִי</text:p>
          </table:table-cell>
          <table:table-cell table:style-name="表27.B2" office:value-type="string">
            <text:p text:style-name="P27"/>
            <text:p text:style-name="P27"/>
            <text:p text:style-name="P27">and to say / to call out / from tightness</text:p>
            <text:p text:style-name="P27">towads + his / to – jehovah</text:p>
            <text:p text:style-name="P27"/>
            <text:p text:style-name="P27">and to respond + me / from hollow</text:p>
            <text:p text:style-name="P27"/>
            <text:p text:style-name="P27">hades / to be free / to hear</text:p>
            <text:p text:style-name="P27"/>
            <text:p text:style-name="P27">voice + my</text:p>
          </table:table-cell>
        </table:table-row>
        <table:table-row>
          <table:table-cell table:style-name="表27.A2" office:value-type="string">
            <text:p text:style-name="P26">2:3</text:p>
            <text:p text:style-name="P26">וַתַּשְׁלִיכֵנִי מְצוּלָה</text:p>
            <text:p text:style-name="P26"/>
            <text:p text:style-name="P26"><text:s/>בִּלְבַב יַמִּים וְנָהָר יְסֹבְבֵנִי כָּל־מִשְׁבָּרֶי</text:p>
            <text:p text:style-name="P26">*</text:p>
            <text:p text:style-name="P26">וְגַלֶּי</text:p>
            <text:p text:style-name="P26">*</text:p>
            <text:p text:style-name="P26">עָלַי עָבָרוּ</text:p>
          </table:table-cell>
          <table:table-cell table:style-name="表27.B2" office:value-type="string">
            <text:p text:style-name="P27"/>
            <text:p text:style-name="P27"/>
            <text:p text:style-name="P27">and to throw out + me / a deep place</text:p>
            <text:p text:style-name="P27"/>
            <text:p text:style-name="P27"/>
            <text:p text:style-name="P27">to the heart / seas / and a steam</text:p>
            <text:p text:style-name="P27"/>
            <text:p text:style-name="P27">to surround + me / all – breaker + thy</text:p>
            <text:p text:style-name="P27"/>
            <text:p text:style-name="P27">and a heap + thy</text:p>
            <text:p text:style-name="P27"/>
            <text:p text:style-name="P27"/>
            <text:p text:style-name="P27"/>
            <text:p text:style-name="P27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6">2:4</text:p>
            <text:p text:style-name="P26">וַאֲנִי אָמַרְתִּי נִגְרַשְׁתִּי מִנֶּגֶד עֵינֶי</text:p>
            <text:p text:style-name="P26">*</text:p>
            <text:p text:style-name="P26">אַ</text:p>
            <text:p text:style-name="P26">#</text:p>
            <text:p text:style-name="P26">אוֹסִיף לְהַבִּיט אֶל־הֵיכַל</text:p>
            <text:p text:style-name="P26"><text:s/>קָדְשֶׁ</text:p>
            <text:p text:style-name="P26">*</text:p>
          </table:table-cell>
          <table:table-cell table:style-name="表28.B1" office:value-type="string">
            <text:p text:style-name="P27"/>
            <text:p text:style-name="P27"/>
            <text:p text:style-name="P27">and I / to say / to drive out</text:p>
            <text:p text:style-name="P27"/>
            <text:p text:style-name="P27">from a front / eye + thy</text:p>
            <text:p text:style-name="P27"/>
            <text:p text:style-name="P27"/>
            <text:p text:style-name="P27"/>
            <text:p text:style-name="P27">surely</text:p>
            <text:p text:style-name="P27"/>
            <text:p text:style-name="P27"/>
            <text:p text:style-name="P27">to add / towards to scan / towards – temple</text:p>
            <text:p text:style-name="P27"/>
            <text:p text:style-name="P27">sacred place + thy</text:p>
          </table:table-cell>
        </table:table-row>
        <table:table-row>
          <table:table-cell table:style-name="表28.A2" office:value-type="string">
            <text:p text:style-name="P26">2:5</text:p>
            <text:p text:style-name="P26">אֲפָפוּנִי מַיִם </text:p>
            <text:p text:style-name="P26">עַד־נֶפֶשׁ תְּהוֹם </text:p>
            <text:p text:style-name="P26">יְסֹבְבֵנִי סוּף </text:p>
            <text:p text:style-name="P26">חָבוּשׁ לְרֹאשִׁי</text:p>
          </table:table-cell>
          <table:table-cell table:style-name="表28.B2" office:value-type="string">
            <text:p text:style-name="P27"/>
            <text:p text:style-name="P27"/>
            <text:p text:style-name="P27">to surround + me / water</text:p>
            <text:p text:style-name="P27"/>
            <text:p text:style-name="P27">as far as – vitality / an abyss</text:p>
            <text:p text:style-name="P27"/>
            <text:p text:style-name="P27">to surround + me / papyrus</text:p>
            <text:p text:style-name="P27">to wrap / towards head + my</text:p>
          </table:table-cell>
        </table:table-row>
        <table:table-row>
          <table:table-cell table:style-name="表28.A2" office:value-type="string">
            <text:p text:style-name="P26">2:6</text:p>
            <text:p text:style-name="P26">לְקִצְבֵי הָרִים</text:p>
            <text:p text:style-name="P26"><text:s/>יָרַדְתִּי הָאָרֶץ בְּרִחֶיהָ בַעֲדִי לְעוֹלָם</text:p>
            <text:p text:style-name="P26"><text:s/>וַתַּעַל מִשַּׁחַת </text:p>
            <text:p text:style-name="P26"><text:soft-page-break/>חַיַּי יְהוָה אֱלֹהָי</text:p>
          </table:table-cell>
          <table:table-cell table:style-name="表28.B2" office:value-type="string">
            <text:p text:style-name="P27"/>
            <text:p text:style-name="P27"/>
            <text:p text:style-name="P27">towards base / mountains</text:p>
            <text:p text:style-name="P27"/>
            <text:p text:style-name="P27">to descend / the land / a bolt + her</text:p>
            <text:p text:style-name="P27">against + me / towards eternity</text:p>
            <text:p text:style-name="P27"/>
            <text:p text:style-name="P27">and to ascend / from a pit</text:p>
            <text:p text:style-name="P27"><text:soft-page-break/></text:p>
            <text:p text:style-name="P27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2_121210</text:p>
      <text:p text:style-name="Text_20_body"/>
      <text:p text:style-name="P23">@@@</text:p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6">2:7</text:p>
            <text:p text:style-name="P26">בְּהִתְעַטֵּף עָלַי נַפְשִׁי</text:p>
            <text:p text:style-name="P26"><text:s/>אֶת־יְהוָה זָכָרְתִּי וַתָּבוֹא אֵלֶי</text:p>
            <text:p text:style-name="P26">*</text:p>
            <text:p text:style-name="P26">תְּפִלָּתִי אֶל־הֵיכַל </text:p>
            <text:p text:style-name="P26">קָדְשֶׁ</text:p>
            <text:p text:style-name="P26">*</text:p>
          </table:table-cell>
          <table:table-cell table:style-name="表29.B1" office:value-type="string">
            <text:p text:style-name="P27"/>
            <text:p text:style-name="P27"/>
            <text:p text:style-name="P27">in shroud / upon + my / vitality + my</text:p>
            <text:p text:style-name="P27">entity – jehovah / I remember</text:p>
            <text:p text:style-name="P27"/>
            <text:p text:style-name="P27">and to go,come / near + thy</text:p>
            <text:p text:style-name="P27"/>
            <text:p text:style-name="P27"/>
            <text:p text:style-name="P27">hymn + my / towards – palace</text:p>
            <text:p text:style-name="P27"/>
            <text:p text:style-name="P27">sacred + thy</text:p>
          </table:table-cell>
        </table:table-row>
        <table:table-row>
          <table:table-cell table:style-name="表29.A2" office:value-type="string">
            <text:p text:style-name="P26">2:8</text:p>
            <text:p text:style-name="P26">מְשַׁמְּרִים הַבְלֵי־שָׁוְא חַסְדָּם יַעֲזֹבוּ</text:p>
          </table:table-cell>
          <table:table-cell table:style-name="表29.B2" office:value-type="string">
            <text:p text:style-name="P27"/>
            <text:p text:style-name="P27"/>
            <text:p text:style-name="P27">to guard / emptiness – idolatry</text:p>
            <text:p text:style-name="P27"/>
            <text:p text:style-name="P27">pierty + their / to loosen</text:p>
          </table:table-cell>
        </table:table-row>
        <table:table-row>
          <table:table-cell table:style-name="表29.A2" office:value-type="string">
            <text:p text:style-name="P26">2:9</text:p>
            <text:p text:style-name="P26"><text:soft-page-break/>וַאֲנִי בְּקוֹל תּוֹדָה אֶזְבְּחָה־לָּ</text:p>
            <text:p text:style-name="P26">#</text:p>
            <text:p text:style-name="P26">אֲשֶׁר נָדַרְתִּי אֲשַׁלֵּמָה</text:p>
            <text:p text:style-name="P26"/>
            <text:p text:style-name="P26"><text:s/>יְשׁוּעָתָה לַיהוָה ס</text:p>
          </table:table-cell>
          <table:table-cell table:style-name="表29.B2" office:value-type="string">
            <text:p text:style-name="P27"/>
            <text:p text:style-name="P27"><text:soft-page-break/>and I / in to call aloud / adoration</text:p>
            <text:p text:style-name="P27"/>
            <text:p text:style-name="P27">to slaughter animal – upon + thee</text:p>
            <text:p text:style-name="P27"/>
            <text:p text:style-name="P27"/>
            <text:p text:style-name="P27">who / I promise / to make completed</text:p>
            <text:p text:style-name="P27"/>
            <text:p text:style-name="P27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8">/]20200323_160000</text:p>
          </table:table-cell>
          <table:covered-table-cell/>
        </table:table-row>
        <table:table-row>
          <table:table-cell table:style-name="表29.A2" office:value-type="string">
            <text:p text:style-name="P26">2:10</text:p>
            <text:p text:style-name="P26">וַיֹּאמֶר יְהוָה לַדָּג וַיָּקֵא אֶת־יוֹנָה אֶל־הַיַּבָּשָׁה פ</text:p>
          </table:table-cell>
          <table:table-cell table:style-name="表29.B2" office:value-type="string">
            <text:p text:style-name="P2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5">------------------------------------------------------------ TEMPLATE<text:change text:change-id="ct301865808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6"/>
          </table:table-cell>
          <table:table-cell table:style-name="表49.B1" office:value-type="string">
            <text:p text:style-name="P27"/>
          </table:table-cell>
        </table:table-row>
      </table:table>
      <text:p text:style-name="P8"><text:soft-page-break/></text:p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6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6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6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6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10">--------------------------------------- [STEPS : closing] 20191009_161940</text:p>
      <text:list xml:id="list868838804393990585" text:style-name="L2">
        <text:list-item>
          <text:p text:style-name="P39">time label ==&gt; paste</text:p>
        </text:list-item>
        <text:list-item>
          <text:p text:style-name="P39">“@@@” ==&gt; move to → at the bottom of the doc area</text:p>
        </text:list-item>
        <text:list-item>
          <text:p text:style-name="P39">DUP : template</text:p>
        </text:list-item>
        <text:list-item>
          <text:p text:style-name="P39">close</text:p>
          <text:list>
            <text:list-item>
              <text:p text:style-name="P39">web pages</text:p>
            </text:list-item>
            <text:list-item>
              <text:p text:style-name="P39">sheet file</text:p>
            </text:list-item>
            <text:list-item>
              <text:p text:style-name="P39">folders (if any)</text:p>
            </text:list-item>
            <text:list-item>
              <text:p text:style-name="P39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<text:soft-page-break/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23T16:00:53.02</dc:date>
    <dc:creator>iwabuchi ken</dc:creator>
    <meta:editing-duration>P4DT11H57M19S</meta:editing-duration>
    <meta:editing-cycles>247</meta:editing-cycles>
    <meta:generator>OpenOffice/4.1.3$Win32 OpenOffice.org_project/413m1$Build-9783</meta:generator>
    <meta:document-statistic meta:table-count="34" meta:image-count="0" meta:object-count="0" meta:page-count="34" meta:paragraph-count="896" meta:word-count="3992" meta:character-count="21104"/>
  </office:meta>
</office:document-meta>
</file>